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6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8.868cm" svg:y="15.68cm">
            <draw:object draw:notify-on-update-of-ranges="Feuille1.I9:Feuille1.I13 Feuille1.J8:Feuille1.J8 Feuille1.J9:Feuille1.J13 Feuille1.K8:Feuille1.K8 Feuille1.K9:Feuille1.K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594cm" svg:y="15.645cm">
            <draw:object draw:notify-on-update-of-ranges="Feuille1.I16:Feuille1.I21 Feuille1.J15:Feuille1.J15 Feuille1.J16:Feuille1.J21 Feuille1.K15:Feuille1.K15 Feuille1.K16:Feuille1.K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0.715cm" svg:y="25.298cm">
            <draw:object draw:notify-on-update-of-ranges="Feuille1.A1:Feuille1.A1 Feuille1.A2:Feuille1.A32 Feuille1.B1:Feuille1.B1 Feuille1.B2:Feuille1.B32 Feuille1.C1:Feuille1.C1 Feuille1.C2:Feuille1.C32 Feuille1.E1:Feuille1.E1 Feuille1.E2:Feuille1.E32 Feuille1.A2:Feuille1.A32 Feuille1.B2:Feuille1.B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itération</text:p>
          </table:table-cell>
          <table:table-cell office:value-type="string">
            <text:p>durée Tabou</text:p>
          </table:table-cell>
          <table:table-cell office:value-type="string">
            <text:p>initiale</text:p>
          </table:table-cell>
          <table:table-cell office:value-type="string">
            <text:p>initiale %</text:p>
          </table:table-cell>
          <table:table-cell office:value-type="string">
            <text:p>final </text:p>
          </table:table-cell>
          <table:table-cell office:value-type="string">
            <text:p>final %</text:p>
          </table:table-cell>
          <table:table-cell office:value-type="string">
            <text:p>amélioration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1.56006% <text:s/></text:p>
          </table:table-cell>
          <table:table-cell office:value-type="float" office:value="39">
            <text:p>39</text:p>
          </table:table-cell>
          <table:table-cell office:value-type="string">
            <text:p>1.01404% <text:s/></text:p>
          </table:table-cell>
          <table:table-cell table:formula="of:=[.C2]-[.E2]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1.43006% <text:s/></text:p>
          </table:table-cell>
          <table:table-cell office:value-type="float" office:value="35">
            <text:p>35</text:p>
          </table:table-cell>
          <table:table-cell office:value-type="string">
            <text:p>0.910036% <text:s/></text:p>
          </table:table-cell>
          <table:table-cell table:formula="of:=[.C3]-[.E3]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0.780031% <text:s/></text:p>
          </table:table-cell>
          <table:table-cell office:value-type="float" office:value="27">
            <text:p>27</text:p>
          </table:table-cell>
          <table:table-cell office:value-type="string">
            <text:p>0.702028% <text:s/></text:p>
          </table:table-cell>
          <table:table-cell table:formula="of:=[.C4]-[.E4]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2.4961% <text:s/></text:p>
          </table:table-cell>
          <table:table-cell office:value-type="float" office:value="65">
            <text:p>65</text:p>
          </table:table-cell>
          <table:table-cell office:value-type="string">
            <text:p>1.69007% <text:s/></text:p>
          </table:table-cell>
          <table:table-cell table:formula="of:=[.C5]-[.E5]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1.71607% <text:s/></text:p>
          </table:table-cell>
          <table:table-cell office:value-type="float" office:value="57">
            <text:p>57</text:p>
          </table:table-cell>
          <table:table-cell office:value-type="string">
            <text:p>1.48206% <text:s/></text:p>
          </table:table-cell>
          <table:table-cell table:formula="of:=[.C6]-[.E6]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1.61206% <text:s/></text:p>
          </table:table-cell>
          <table:table-cell office:value-type="float" office:value="57">
            <text:p>57</text:p>
          </table:table-cell>
          <table:table-cell office:value-type="string">
            <text:p>1.48206% <text:s/></text:p>
          </table:table-cell>
          <table:table-cell table:formula="of:=[.C7]-[.E7]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1.37806% <text:s/></text:p>
          </table:table-cell>
          <table:table-cell office:value-type="float" office:value="43">
            <text:p>43</text:p>
          </table:table-cell>
          <table:table-cell office:value-type="string">
            <text:p>1.11804% <text:s/></text:p>
          </table:table-cell>
          <table:table-cell table:formula="of:=[.C8]-[.E8]" office:value-type="float" office:value="10">
            <text:p>10</text:p>
          </table:table-cell>
          <table:table-cell/>
          <table:table-cell office:value-type="string">
            <text:p>tabou</text:p>
          </table:table-cell>
          <table:table-cell office:value-type="string">
            <text:p>moyenne initiale</text:p>
          </table:table-cell>
          <table:table-cell office:value-type="string">
            <text:p>moyenne fin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string">
            <text:p>2.3921% <text:s/></text:p>
          </table:table-cell>
          <table:table-cell office:value-type="float" office:value="60">
            <text:p>60</text:p>
          </table:table-cell>
          <table:table-cell office:value-type="string">
            <text:p>1.56006% <text:s/></text:p>
          </table:table-cell>
          <table:table-cell table:formula="of:=[.C9]-[.E9]"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table:formula="of:= AVERAGE([.C2:.C8])" office:value-type="float" office:value="60.2857142857143">
            <text:p>60,2857142857</text:p>
          </table:table-cell>
          <table:table-cell table:formula="of:=AVERAGE([.E2:.E8])" office:value-type="float" office:value="46.1428571428572">
            <text:p>46,14285714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1.06604% <text:s/></text:p>
          </table:table-cell>
          <table:table-cell office:value-type="float" office:value="38">
            <text:p>38</text:p>
          </table:table-cell>
          <table:table-cell office:value-type="string">
            <text:p>0.98804% <text:s/></text:p>
          </table:table-cell>
          <table:table-cell table:formula="of:=[.C10]-[.E10]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 AVERAGE([.C9:.C14])" office:value-type="float" office:value="64">
            <text:p>64</text:p>
          </table:table-cell>
          <table:table-cell table:formula="of:= AVERAGE([.E9:.E14])" office:value-type="float" office:value="47.1666666666667">
            <text:p>47,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string">
            <text:p>1.32605% <text:s/></text:p>
          </table:table-cell>
          <table:table-cell office:value-type="float" office:value="32">
            <text:p>32</text:p>
          </table:table-cell>
          <table:table-cell office:value-type="string">
            <text:p>0.832033% <text:s/></text:p>
          </table:table-cell>
          <table:table-cell table:formula="of:=[.C11]-[.E11]" office:value-type="float" office:value="19">
            <text:p>19</text:p>
          </table:table-cell>
          <table:table-cell/>
          <table:table-cell office:value-type="float" office:value="10">
            <text:p>10</text:p>
          </table:table-cell>
          <table:table-cell table:formula="of:=AVERAGE([.C15:.C26])" office:value-type="float" office:value="61.75">
            <text:p>61,75</text:p>
          </table:table-cell>
          <table:table-cell table:formula="of:=AVERAGE([.A15:.E20])" office:value-type="float" office:value="42.8333333333333">
            <text:p>42,83333333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1.53406% <text:s/></text:p>
          </table:table-cell>
          <table:table-cell office:value-type="float" office:value="40">
            <text:p>40</text:p>
          </table:table-cell>
          <table:table-cell office:value-type="string">
            <text:p>1.04004% <text:s/></text:p>
          </table:table-cell>
          <table:table-cell table:formula="of:=[.C12]-[.E12]" office:value-type="float" office:value="19">
            <text:p>19</text:p>
          </table:table-cell>
          <table:table-cell/>
          <table:table-cell office:value-type="float" office:value="15">
            <text:p>15</text:p>
          </table:table-cell>
          <table:table-cell table:formula="of:=AVERAGE([.C21:.C26])" office:value-type="float" office:value="51.8333333333333">
            <text:p>51,8333333333</text:p>
          </table:table-cell>
          <table:table-cell table:formula="of:=AVERAGE([.E21:.E26])" office:value-type="float" office:value="41.3333333333333">
            <text:p>41,33333333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1.74207% <text:s/></text:p>
          </table:table-cell>
          <table:table-cell office:value-type="float" office:value="62">
            <text:p>62</text:p>
          </table:table-cell>
          <table:table-cell office:value-type="string">
            <text:p>1.61206% <text:s/></text:p>
          </table:table-cell>
          <table:table-cell table:formula="of:=[.C13]-[.E13]"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table:formula="of:=AVERAGE([.C27:.C32])" office:value-type="float" office:value="72.6666666666667">
            <text:p>72,6666666667</text:p>
          </table:table-cell>
          <table:table-cell table:formula="of:=AVERAGE([.E27:.E32])" office:value-type="float" office:value="52.6666666666667">
            <text:p>52,66666666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1.92408% <text:s/></text:p>
          </table:table-cell>
          <table:table-cell office:value-type="float" office:value="51">
            <text:p>51</text:p>
          </table:table-cell>
          <table:table-cell office:value-type="string">
            <text:p>1.32605% <text:s/></text:p>
          </table:table-cell>
          <table:table-cell table:formula="of:=[.C14]-[.E14]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1.09204% <text:s/></text:p>
          </table:table-cell>
          <table:table-cell office:value-type="float" office:value="37">
            <text:p>37</text:p>
          </table:table-cell>
          <table:table-cell office:value-type="string">
            <text:p>0.962038% <text:s/></text:p>
          </table:table-cell>
          <table:table-cell table:formula="of:=[.C15]-[.E15]" office:value-type="float" office:value="5">
            <text:p>5</text:p>
          </table:table-cell>
          <table:table-cell/>
          <table:table-cell office:value-type="string">
            <text:p>itération</text:p>
          </table:table-cell>
          <table:table-cell office:value-type="string">
            <text:p>moyenne initiale</text:p>
          </table:table-cell>
          <table:table-cell office:value-type="string">
            <text:p>moyenne fin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string">
            <text:p>1.69007% <text:s/></text:p>
          </table:table-cell>
          <table:table-cell office:value-type="float" office:value="60">
            <text:p>60</text:p>
          </table:table-cell>
          <table:table-cell office:value-type="string">
            <text:p>1.56006% <text:s/></text:p>
          </table:table-cell>
          <table:table-cell table:formula="of:=[.C16]-[.E16]"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table:formula="of:=AVERAGE([.C3];[.C9];[.C15];[.C21];[.C27])" office:value-type="float" office:value="65.6">
            <text:p>65,6</text:p>
          </table:table-cell>
          <table:table-cell table:formula="of:=AVERAGE([.E3];[.E9];[.E15];[.E21];[.E27])" office:value-type="float" office:value="51.6">
            <text:p>51,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1.22205% <text:s/></text:p>
          </table:table-cell>
          <table:table-cell office:value-type="float" office:value="21">
            <text:p>21</text:p>
          </table:table-cell>
          <table:table-cell office:value-type="string">
            <text:p>0.546022% <text:s/></text:p>
          </table:table-cell>
          <table:table-cell table:formula="of:=[.C17]-[.E17]" office:value-type="float" office:value="26">
            <text:p>26</text:p>
          </table:table-cell>
          <table:table-cell/>
          <table:table-cell office:value-type="float" office:value="15">
            <text:p>15</text:p>
          </table:table-cell>
          <table:table-cell table:formula="of:=AVERAGE([.C4];[.C10];[.C16];[.C22];[.C28])" office:value-type="float" office:value="48.8">
            <text:p>48,8</text:p>
          </table:table-cell>
          <table:table-cell table:formula="of:=AVERAGE([.E4];[.E10];[.E16];[.E22];[.E28])" office:value-type="float" office:value="41.2">
            <text:p>41,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1.89808% <text:s/></text:p>
          </table:table-cell>
          <table:table-cell office:value-type="float" office:value="68">
            <text:p>68</text:p>
          </table:table-cell>
          <table:table-cell office:value-type="string">
            <text:p>1.76807% <text:s/></text:p>
          </table:table-cell>
          <table:table-cell table:formula="of:=[.C18]-[.E18]"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table:formula="of:=AVERAGE([.C5];[.C11];[.C17];[.C23];[.C29])" office:value-type="float" office:value="58.4">
            <text:p>58,4</text:p>
          </table:table-cell>
          <table:table-cell table:formula="of:=AVERAGE([.E5];[.E11];[.E17];[.E23];[.E29])" office:value-type="float" office:value="40.4">
            <text:p>40,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string">
            <text:p>3.56214% <text:s/></text:p>
          </table:table-cell>
          <table:table-cell office:value-type="float" office:value="64">
            <text:p>64</text:p>
          </table:table-cell>
          <table:table-cell office:value-type="string">
            <text:p>1.66407% <text:s/></text:p>
          </table:table-cell>
          <table:table-cell table:formula="of:=[.C19]-[.E19]" office:value-type="float" office:value="73">
            <text:p>73</text:p>
          </table:table-cell>
          <table:table-cell/>
          <table:table-cell office:value-type="float" office:value="30">
            <text:p>30</text:p>
          </table:table-cell>
          <table:table-cell table:formula="of:=AVERAGE([.C6];[.C12];[.C18];[.C24];[.C30])" office:value-type="float" office:value="55.6">
            <text:p>55,6</text:p>
          </table:table-cell>
          <table:table-cell table:formula="of:=AVERAGE([.E6];[.E12];[.E18];[.E24];[.E30])" office:value-type="float" office:value="46.2">
            <text:p>46,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1.71607% <text:s/></text:p>
          </table:table-cell>
          <table:table-cell office:value-type="float" office:value="63">
            <text:p>63</text:p>
          </table:table-cell>
          <table:table-cell office:value-type="string">
            <text:p>1.63807% <text:s/></text:p>
          </table:table-cell>
          <table:table-cell table:formula="of:=[.C20]-[.E20]"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table:formula="of:=AVERAGE([.C7];[.C13];[.C19];[.C25];[.C31])" office:value-type="float" office:value="80.8">
            <text:p>80,8</text:p>
          </table:table-cell>
          <table:table-cell table:formula="of:=AVERAGE([.E7];[.E13];[.E19];[.E25];[.E31])" office:value-type="float" office:value="53.4">
            <text:p>53,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string">
            <text:p>1.58606% <text:s/></text:p>
          </table:table-cell>
          <table:table-cell office:value-type="float" office:value="53">
            <text:p>53</text:p>
          </table:table-cell>
          <table:table-cell office:value-type="string">
            <text:p>1.37806% <text:s/></text:p>
          </table:table-cell>
          <table:table-cell table:formula="of:=[.C21]-[.E21]" office:value-type="float" office:value="8">
            <text:p>8</text:p>
          </table:table-cell>
          <table:table-cell/>
          <table:table-cell office:value-type="float" office:value="100">
            <text:p>100</text:p>
          </table:table-cell>
          <table:table-cell table:formula="of:=AVERAGE([.C8];[.C14];[.C20];[.C26];[.C32])" office:value-type="float" office:value="75.4">
            <text:p>75,4</text:p>
          </table:table-cell>
          <table:table-cell table:formula="of:=AVERAGE([.E8];[.E14];[.E20];[.E26];[.E32])" office:value-type="float" office:value="56">
            <text:p>56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1.09204% <text:s/></text:p>
          </table:table-cell>
          <table:table-cell office:value-type="float" office:value="39">
            <text:p>39</text:p>
          </table:table-cell>
          <table:table-cell office:value-type="string">
            <text:p>1.01404% <text:s/></text:p>
          </table:table-cell>
          <table:table-cell table:formula="of:=[.C22]-[.E22]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0.676027% <text:s/></text:p>
          </table:table-cell>
          <table:table-cell office:value-type="float" office:value="22">
            <text:p>22</text:p>
          </table:table-cell>
          <table:table-cell office:value-type="string">
            <text:p>0.572023% <text:s/></text:p>
          </table:table-cell>
          <table:table-cell table:formula="of:=[.C23]-[.E23]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1.24805% <text:s/></text:p>
          </table:table-cell>
          <table:table-cell office:value-type="float" office:value="35">
            <text:p>35</text:p>
          </table:table-cell>
          <table:table-cell office:value-type="string">
            <text:p>0.910036% <text:s/></text:p>
          </table:table-cell>
          <table:table-cell table:formula="of:=[.C24]-[.E24]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string">
            <text:p>1.58606% <text:s/></text:p>
          </table:table-cell>
          <table:table-cell office:value-type="float" office:value="47">
            <text:p>47</text:p>
          </table:table-cell>
          <table:table-cell office:value-type="string">
            <text:p>1.22205% <text:s/></text:p>
          </table:table-cell>
          <table:table-cell table:formula="of:=[.C25]-[.E25]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string">
            <text:p>1.89808% <text:s/></text:p>
          </table:table-cell>
          <table:table-cell office:value-type="float" office:value="52">
            <text:p>52</text:p>
          </table:table-cell>
          <table:table-cell office:value-type="string">
            <text:p>1.35205% <text:s/></text:p>
          </table:table-cell>
          <table:table-cell table:formula="of:=[.C26]-[.E26]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2.02808% <text:s/></text:p>
          </table:table-cell>
          <table:table-cell office:value-type="float" office:value="73">
            <text:p>73</text:p>
          </table:table-cell>
          <table:table-cell office:value-type="string">
            <text:p>1.89808% <text:s/></text:p>
          </table:table-cell>
          <table:table-cell table:formula="of:=[.C27]-[.E27]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string">
            <text:p>1.71607% <text:s/></text:p>
          </table:table-cell>
          <table:table-cell office:value-type="float" office:value="42">
            <text:p>42</text:p>
          </table:table-cell>
          <table:table-cell office:value-type="string">
            <text:p>1.09204% <text:s/></text:p>
          </table:table-cell>
          <table:table-cell table:formula="of:=[.C28]-[.E28]"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string">
            <text:p>1.87207% <text:s/></text:p>
          </table:table-cell>
          <table:table-cell office:value-type="float" office:value="62">
            <text:p>62</text:p>
          </table:table-cell>
          <table:table-cell office:value-type="string">
            <text:p>1.61206% <text:s/></text:p>
          </table:table-cell>
          <table:table-cell table:formula="of:=[.C29]-[.E29]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0.832033% <text:s/></text:p>
          </table:table-cell>
          <table:table-cell office:value-type="float" office:value="31">
            <text:p>31</text:p>
          </table:table-cell>
          <table:table-cell office:value-type="string">
            <text:p>0.806032% <text:s/></text:p>
          </table:table-cell>
          <table:table-cell table:formula="of:=[.C30]-[.E30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2.00208% <text:s/></text:p>
          </table:table-cell>
          <table:table-cell office:value-type="float" office:value="37">
            <text:p>37</text:p>
          </table:table-cell>
          <table:table-cell office:value-type="string">
            <text:p>0.962038% <text:s/></text:p>
          </table:table-cell>
          <table:table-cell table:formula="of:=[.C31]-[.E31]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string">
            <text:p>2.88612% <text:s/></text:p>
          </table:table-cell>
          <table:table-cell office:value-type="float" office:value="71">
            <text:p>71</text:p>
          </table:table-cell>
          <table:table-cell office:value-type="string">
            <text:p>1.84607% <text:s/></text:p>
          </table:table-cell>
          <table:table-cell table:formula="of:=[.C32]-[.E32]" office:value-type="float" office:value="40">
            <text:p>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 style:data-style-name="N2" text:time-value="0000-00-00T11:19:04.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0:23:28.94</meta:creation-date>
    <dc:date>2013-06-20T12:00:03.14</dc:date>
    <meta:editing-duration>PT1H31M3S</meta:editing-duration>
    <meta:editing-cycles>7</meta:editing-cycles>
    <meta:generator>LibreOffice/4.0.2.2$Windows_x86 LibreOffice_project/4c82dcdd6efcd48b1d8bba66bfe1989deee49c3</meta:generator>
    <meta:document-statistic meta:table-count="1" meta:cell-count="2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36cm" svg:y="0.316cm" chart:style-name="ch2">
          <text:p>Evolution de la moyenne des tests : triée par durée de tabou</text:p>
        </chart:title>
        <chart:legend chart:legend-position="end" svg:x="12.758cm" svg:y="3.926cm" style:legend-expansion="high" chart:style-name="ch3"/>
        <chart:plot-area chart:style-name="ch4" table:cell-range-address="Feuille1.I8:Feuille1.K13" chart:data-source-has-labels="both" svg:x="1.358cm" svg:y="1.635cm" svg:width="10.76cm" svg:height="6.177cm">
          <chartooo:coordinate-region svg:x="1.979cm" svg:y="1.847cm" svg:width="10.139cm" svg:height="5.292cm"/>
          <chart:axis chart:dimension="x" chart:name="primary-x" chart:style-name="ch5" chartooo:axis-type="auto">
            <chartooo:date-scale/>
            <chart:title svg:x="5.728cm" svg:y="7.993cm" chart:style-name="ch6">
              <text:p>Durée Tabou</text:p>
            </chart:title>
            <chart:categories table:cell-range-address="Feuille1.I9:Feuille1.I13"/>
          </chart:axis>
          <chart:axis chart:dimension="y" chart:name="primary-y" chart:style-name="ch7">
            <chart:title svg:x="0.451cm" svg:y="6.262cm" chart:style-name="ch8">
              <text:p>Clients non couverts</text:p>
            </chart:title>
            <chart:grid chart:style-name="ch9" chart:class="major"/>
          </chart:axis>
          <chart:series chart:style-name="ch10" chart:values-cell-range-address="Feuille1.J9:Feuille1.J13" chart:label-cell-address="Feuille1.J8:Feuille1.J8" chart:class="chart:bar">
            <chart:data-point chart:repeated="5"/>
          </chart:series>
          <chart:series chart:style-name="ch11" chart:values-cell-range-address="Feuille1.K9:Feuille1.K13" chart:label-cell-address="Feuille1.K8:Feuille1.K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initiale</text:p>
                <draw:g>
                  <svg:desc>Feuille1.J8:Feuille1.J8</svg:desc>
                </draw:g>
              </table:table-cell>
              <table:table-cell office:value-type="string">
                <text:p>moyenne finale</text:p>
                <draw:g>
                  <svg:desc>Feuille1.K8:Feuille1.K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I9:Feuille1.I13</svg:desc>
                </draw:g>
              </table:table-cell>
              <table:table-cell office:value-type="float" office:value="60.2857142857143">
                <text:p>60.2857142857143</text:p>
                <draw:g>
                  <svg:desc>Feuille1.J9:Feuille1.J13</svg:desc>
                </draw:g>
              </table:table-cell>
              <table:table-cell office:value-type="float" office:value="46.1428571428572">
                <text:p>46.1428571428572</text:p>
                <draw:g>
                  <svg:desc>Feuille1.K9:Feuille1.K13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75">
                <text:p>61.75</text:p>
              </table:table-cell>
              <table:table-cell office:value-type="float" office:value="42.8333333333333">
                <text:p>42.8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1.8333333333333">
                <text:p>51.8333333333333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52.6666666666667">
                <text:p>52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36cm" svg:y="0.316cm" chart:style-name="ch2">
          <text:p>Evolution de la moyenne des tests : triée par durée de tabou</text:p>
        </chart:title>
        <chart:legend chart:legend-position="end" svg:x="12.758cm" svg:y="3.926cm" style:legend-expansion="high" chart:style-name="ch3"/>
        <chart:plot-area chart:style-name="ch4" table:cell-range-address="Feuille1.I8:Feuille1.K13" chart:data-source-has-labels="both" svg:x="1.358cm" svg:y="1.635cm" svg:width="10.76cm" svg:height="6.177cm">
          <chartooo:coordinate-region svg:x="1.979cm" svg:y="1.847cm" svg:width="10.139cm" svg:height="5.292cm"/>
          <chart:axis chart:dimension="x" chart:name="primary-x" chart:style-name="ch5" chartooo:axis-type="auto">
            <chartooo:date-scale/>
            <chart:title svg:x="5.728cm" svg:y="7.993cm" chart:style-name="ch6">
              <text:p>Durée Tabou</text:p>
            </chart:title>
            <chart:categories table:cell-range-address="Feuille1.I9:Feuille1.I13"/>
          </chart:axis>
          <chart:axis chart:dimension="y" chart:name="primary-y" chart:style-name="ch7">
            <chart:title svg:x="0.451cm" svg:y="6.262cm" chart:style-name="ch8">
              <text:p>Clients non couverts</text:p>
            </chart:title>
            <chart:grid chart:style-name="ch9" chart:class="major"/>
          </chart:axis>
          <chart:series chart:style-name="ch10" chart:values-cell-range-address="Feuille1.J9:Feuille1.J13" chart:label-cell-address="Feuille1.J8:Feuille1.J8" chart:class="chart:bar">
            <chart:data-point chart:repeated="5"/>
          </chart:series>
          <chart:series chart:style-name="ch11" chart:values-cell-range-address="Feuille1.K9:Feuille1.K13" chart:label-cell-address="Feuille1.K8:Feuille1.K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initiale</text:p>
                <draw:g>
                  <svg:desc>Feuille1.J8:Feuille1.J8</svg:desc>
                </draw:g>
              </table:table-cell>
              <table:table-cell office:value-type="string">
                <text:p>moyenne finale</text:p>
                <draw:g>
                  <svg:desc>Feuille1.K8:Feuille1.K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I9:Feuille1.I13</svg:desc>
                </draw:g>
              </table:table-cell>
              <table:table-cell office:value-type="float" office:value="60.2857142857143">
                <text:p>60.2857142857143</text:p>
                <draw:g>
                  <svg:desc>Feuille1.J9:Feuille1.J13</svg:desc>
                </draw:g>
              </table:table-cell>
              <table:table-cell office:value-type="float" office:value="46.1428571428572">
                <text:p>46.1428571428572</text:p>
                <draw:g>
                  <svg:desc>Feuille1.K9:Feuille1.K13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75">
                <text:p>61.75</text:p>
              </table:table-cell>
              <table:table-cell office:value-type="float" office:value="42.8333333333333">
                <text:p>42.8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1.8333333333333">
                <text:p>51.8333333333333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52.6666666666667">
                <text:p>52.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end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title svg:x="4.808cm" svg:y="0.316cm" chart:style-name="ch2">
          <text:p>Evalution des tests : vue en bulle</text:p>
        </chart:title>
        <chart:legend chart:legend-position="end" svg:x="14.266cm" svg:y="3.926cm" style:legend-expansion="high" chart:style-name="ch3"/>
        <chart:plot-area chart:style-name="ch4" table:cell-range-address="Feuille1.A1:Feuille1.C32 Feuille1.E1:Feuille1.E32" chart:data-source-has-labels="row" svg:x="1.358cm" svg:y="1.635cm" svg:width="12.268cm" svg:height="6.177cm">
          <chartooo:coordinate-region svg:x="1.979cm" svg:y="2.309cm" svg:width="11.367cm" svg:height="5.291cm"/>
          <chart:axis chart:dimension="x" chart:name="primary-x" chart:style-name="ch5">
            <chart:title svg:x="6.059cm" svg:y="7.993cm" chart:style-name="ch6">
              <text:p>Nombre d'ittération</text:p>
            </chart:title>
          </chart:axis>
          <chart:axis chart:dimension="y" chart:name="primary-y" chart:style-name="ch7">
            <chart:title svg:x="0.451cm" svg:y="5.68cm" chart:style-name="ch8">
              <text:p>Durée tabou</text:p>
            </chart:title>
            <chart:grid chart:style-name="ch9" chart:class="major"/>
          </chart:axis>
          <chart:series chart:style-name="ch10" chart:values-cell-range-address="Feuille1.C2:Feuille1.C32" chart:label-cell-address="Feuille1.C1:Feuille1.C1" chart:class="chart:bubble">
            <chart:domain table:cell-range-address="Feuille1.B2:Feuille1.B32"/>
            <chart:domain table:cell-range-address="Feuille1.A2:Feuille1.A32"/>
            <chart:data-point chart:repeated="31"/>
          </chart:series>
          <chart:series chart:style-name="ch11" chart:values-cell-range-address="Feuille1.E2:Feuille1.E32" chart:label-cell-address="Feuille1.E1:Feuille1.E1" chart:class="chart:bubbl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initiale</text:p>
                <draw:g>
                  <svg:desc>Feuille1.C1:Feuille1.C1</svg:desc>
                </draw:g>
              </table:table-cell>
              <table:table-cell office:value-type="string">
                <text:p>final 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A2:Feuille1.A32</svg:desc>
                </draw:g>
              </table:table-cell>
              <table:table-cell office:value-type="float" office:value="0">
                <text:p>0</text:p>
                <draw:g>
                  <svg:desc>Feuille1.B2:Feuille1.B32</svg:desc>
                </draw:g>
              </table:table-cell>
              <table:table-cell office:value-type="float" office:value="60">
                <text:p>60</text:p>
                <draw:g>
                  <svg:desc>Feuille1.C2:Feuille1.C32</svg:desc>
                </draw:g>
              </table:table-cell>
              <table:table-cell office:value-type="float" office:value="39">
                <text:p>39</text:p>
                <draw:g>
                  <svg:desc>Feuille1.E2:Feuille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71cm" svg:y="0.316cm" chart:style-name="ch2">
          <text:p>Evolution de la moyenne des tests : triée par nombre d'itération</text:p>
        </chart:title>
        <chart:legend chart:legend-position="end" svg:x="12.758cm" svg:y="3.926cm" style:legend-expansion="high" chart:style-name="ch3"/>
        <chart:plot-area chart:style-name="ch4" table:cell-range-address="Feuille1.I15:Feuille1.K21" chart:data-source-has-labels="both" svg:x="1.358cm" svg:y="1.635cm" svg:width="10.76cm" svg:height="6.177cm">
          <chartooo:coordinate-region svg:x="1.979cm" svg:y="1.847cm" svg:width="10.139cm" svg:height="5.292cm"/>
          <chart:axis chart:dimension="x" chart:name="primary-x" chart:style-name="ch5" chartooo:axis-type="auto">
            <chartooo:date-scale/>
            <chart:title svg:x="5.252cm" svg:y="7.993cm" chart:style-name="ch6">
              <text:p>Nombre d'itérations</text:p>
            </chart:title>
            <chart:categories table:cell-range-address="Feuille1.I16:Feuille1.I21"/>
          </chart:axis>
          <chart:axis chart:dimension="y" chart:name="primary-y" chart:style-name="ch7">
            <chart:title svg:x="0.453cm" svg:y="5.977cm" chart:style-name="ch8">
              <text:p>Clients non couverts</text:p>
            </chart:title>
            <chart:grid chart:style-name="ch9" chart:class="major"/>
          </chart:axis>
          <chart:series chart:style-name="ch10" chart:values-cell-range-address="Feuille1.J16:Feuille1.J21" chart:label-cell-address="Feuille1.J15:Feuille1.J15" chart:class="chart:bar">
            <chart:data-point chart:repeated="6"/>
          </chart:series>
          <chart:series chart:style-name="ch11" chart:values-cell-range-address="Feuille1.K16:Feuille1.K21" chart:label-cell-address="Feuille1.K15:Feuille1.K1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initiale</text:p>
                <draw:g>
                  <svg:desc>Feuille1.J15:Feuille1.J15</svg:desc>
                </draw:g>
              </table:table-cell>
              <table:table-cell office:value-type="string">
                <text:p>moyenne finale</text:p>
                <draw:g>
                  <svg:desc>Feuille1.K15:Feuille1.K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I16:Feuille1.I21</svg:desc>
                </draw:g>
              </table:table-cell>
              <table:table-cell office:value-type="float" office:value="65.6">
                <text:p>65.6</text:p>
                <draw:g>
                  <svg:desc>Feuille1.J16:Feuille1.J21</svg:desc>
                </draw:g>
              </table:table-cell>
              <table:table-cell office:value-type="float" office:value="51.6">
                <text:p>51.6</text:p>
                <draw:g>
                  <svg:desc>Feuille1.K16:Feuille1.K21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8.8">
                <text:p>48.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.4">
                <text:p>58.4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5.6">
                <text:p>55.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.8">
                <text:p>80.8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5.4">
                <text:p>75.4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end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title svg:x="4.808cm" svg:y="0.316cm" chart:style-name="ch2">
          <text:p>Evalution des tests : vue en bulle</text:p>
        </chart:title>
        <chart:legend chart:legend-position="end" svg:x="14.266cm" svg:y="3.926cm" style:legend-expansion="high" chart:style-name="ch3"/>
        <chart:plot-area chart:style-name="ch4" table:cell-range-address="Feuille1.A2:Feuille1.C32 Feuille1.C1:Feuille1.C1 Feuille1.E1:Feuille1.E32" chart:data-source-has-labels="row" svg:x="1.358cm" svg:y="1.635cm" svg:width="12.268cm" svg:height="6.177cm">
          <chartooo:coordinate-region svg:x="1.979cm" svg:y="2.309cm" svg:width="11.367cm" svg:height="5.291cm"/>
          <chart:axis chart:dimension="x" chart:name="primary-x" chart:style-name="ch5">
            <chart:title svg:x="6.059cm" svg:y="7.993cm" chart:style-name="ch6">
              <text:p>Nombre d'ittération</text:p>
            </chart:title>
          </chart:axis>
          <chart:axis chart:dimension="y" chart:name="primary-y" chart:style-name="ch7">
            <chart:title svg:x="0.451cm" svg:y="5.68cm" chart:style-name="ch8">
              <text:p>Durée tabou</text:p>
            </chart:title>
            <chart:grid chart:style-name="ch9" chart:class="major"/>
          </chart:axis>
          <chart:series chart:style-name="ch10" chart:values-cell-range-address="Feuille1.C2:Feuille1.C32" chart:label-cell-address="Feuille1.C1:Feuille1.C1" chart:class="chart:bubble">
            <chart:domain table:cell-range-address="Feuille1.B2:Feuille1.B32"/>
            <chart:domain table:cell-range-address="Feuille1.A2:Feuille1.A32"/>
            <chart:data-point chart:repeated="31"/>
          </chart:series>
          <chart:series chart:style-name="ch11" chart:values-cell-range-address="Feuille1.E2:Feuille1.E32" chart:label-cell-address="Feuille1.E1:Feuille1.E1" chart:class="chart:bubbl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initiale</text:p>
                <draw:g>
                  <svg:desc>Feuille1.C1:Feuille1.C1</svg:desc>
                </draw:g>
              </table:table-cell>
              <table:table-cell office:value-type="string">
                <text:p>final 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A2:Feuille1.A32</svg:desc>
                </draw:g>
              </table:table-cell>
              <table:table-cell office:value-type="float" office:value="0">
                <text:p>0</text:p>
                <draw:g>
                  <svg:desc>Feuille1.B2:Feuille1.B32</svg:desc>
                </draw:g>
              </table:table-cell>
              <table:table-cell office:value-type="float" office:value="60">
                <text:p>60</text:p>
                <draw:g>
                  <svg:desc>Feuille1.C2:Feuille1.C32</svg:desc>
                </draw:g>
              </table:table-cell>
              <table:table-cell office:value-type="float" office:value="39">
                <text:p>39</text:p>
                <draw:g>
                  <svg:desc>Feuille1.E2:Feuille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71cm" svg:y="0.316cm" chart:style-name="ch2">
          <text:p>Evolution de la moyenne des tests : triée par nombre d'itération</text:p>
        </chart:title>
        <chart:legend chart:legend-position="end" svg:x="12.758cm" svg:y="3.926cm" style:legend-expansion="high" chart:style-name="ch3"/>
        <chart:plot-area chart:style-name="ch4" table:cell-range-address="Feuille1.I15:Feuille1.K21" chart:data-source-has-labels="both" svg:x="1.358cm" svg:y="1.635cm" svg:width="10.76cm" svg:height="6.177cm">
          <chartooo:coordinate-region svg:x="1.979cm" svg:y="1.847cm" svg:width="10.139cm" svg:height="5.292cm"/>
          <chart:axis chart:dimension="x" chart:name="primary-x" chart:style-name="ch5" chartooo:axis-type="auto">
            <chartooo:date-scale/>
            <chart:title svg:x="5.252cm" svg:y="7.993cm" chart:style-name="ch6">
              <text:p>Nombre d'itérations</text:p>
            </chart:title>
            <chart:categories table:cell-range-address="Feuille1.I16:Feuille1.I21"/>
          </chart:axis>
          <chart:axis chart:dimension="y" chart:name="primary-y" chart:style-name="ch7">
            <chart:title svg:x="0.454cm" svg:y="5.977cm" chart:style-name="ch8">
              <text:p>Clients non couverts</text:p>
            </chart:title>
            <chart:grid chart:style-name="ch9" chart:class="major"/>
          </chart:axis>
          <chart:series chart:style-name="ch10" chart:values-cell-range-address="Feuille1.J16:Feuille1.J21" chart:label-cell-address="Feuille1.J15:Feuille1.J15" chart:class="chart:bar">
            <chart:data-point chart:repeated="6"/>
          </chart:series>
          <chart:series chart:style-name="ch11" chart:values-cell-range-address="Feuille1.K16:Feuille1.K21" chart:label-cell-address="Feuille1.K15:Feuille1.K1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initiale</text:p>
                <draw:g>
                  <svg:desc>Feuille1.J15:Feuille1.J15</svg:desc>
                </draw:g>
              </table:table-cell>
              <table:table-cell office:value-type="string">
                <text:p>moyenne finale</text:p>
                <draw:g>
                  <svg:desc>Feuille1.K15:Feuille1.K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I16:Feuille1.I21</svg:desc>
                </draw:g>
              </table:table-cell>
              <table:table-cell office:value-type="float" office:value="65.6">
                <text:p>65.6</text:p>
                <draw:g>
                  <svg:desc>Feuille1.J16:Feuille1.J21</svg:desc>
                </draw:g>
              </table:table-cell>
              <table:table-cell office:value-type="float" office:value="51.6">
                <text:p>51.6</text:p>
                <draw:g>
                  <svg:desc>Feuille1.K16:Feuille1.K21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8.8">
                <text:p>48.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.4">
                <text:p>58.4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5.6">
                <text:p>55.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.8">
                <text:p>80.8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5.4">
                <text:p>75.4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